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cout&lt;&lt;"Ingrese a si quiere sumar, ingrese b si quiere restar, ingrese c si quiere dividir o ingrese d si quiere multiplicar: ";</text:p>
      <text:p text:style-name="Standard"><text:s text:c="4"/>string x;</text:p>
      <text:p text:style-name="Standard"><text:s text:c="4"/>cin&gt;&gt;x;</text:p>
      <text:p text:style-name="Standard"><text:s text:c="4"/></text:p>
      <text:p text:style-name="Standard"><text:s text:c="4"/></text:p>
      <text:p text:style-name="Standard"><text:s text:c="4"/>if(x=="a"){</text:p>
      <text:p text:style-name="Standard"><text:s text:c="4"/></text:p>
      <text:p text:style-name="Standard"><text:s text:c="4"/>cout&lt;&lt;"Ingrese un numero: "&lt;&lt;endl;</text:p>
      <text:p text:style-name="Standard"><text:s text:c="4"/>int n1;</text:p>
      <text:p text:style-name="Standard"><text:s text:c="4"/>cin&gt;&gt;n1;</text:p>
      <text:p text:style-name="Standard"><text:s text:c="4"/>cout&lt;&lt;"El numero ingresado fué: "&lt;&lt;n1&lt;&lt; endl;</text:p>
      <text:p text:style-name="Standard"><text:s text:c="4"/></text:p>
      <text:p text:style-name="Standard"><text:s text:c="4"/>cout&lt;&lt;"Ingrese otro numero: "&lt;&lt;endl;</text:p>
      <text:p text:style-name="Standard"><text:s text:c="4"/>int n2;</text:p>
      <text:p text:style-name="Standard"><text:s text:c="4"/>cin&gt;&gt;n2;</text:p>
      <text:p text:style-name="Standard"><text:s text:c="4"/>cout&lt;&lt;"El numero ingresado fué: "&lt;&lt;n2&lt;&lt; endl;</text:p>
      <text:p text:style-name="Standard"><text:s text:c="4"/></text:p>
      <text:p text:style-name="Standard"><text:s text:c="4"/>int suma= (n1+n2);</text:p>
      <text:p text:style-name="Standard"><text:s text:c="4"/></text:p>
      <text:p text:style-name="Standard"><text:s text:c="4"/>cout&lt;&lt;"El resultado de la suma es: "&lt;&lt;suma&lt;&lt; endl;</text:p>
      <text:p text:style-name="Standard"><text:s text:c="4"/></text:p>
      <text:p text:style-name="Standard"><text:s text:c="4"/></text:p>
      <text:p text:style-name="Standard"><text:s text:c="4"/>}else if(x=="b"){</text:p>
      <text:p text:style-name="Standard"><text:s text:c="8"/></text:p>
      <text:p text:style-name="Standard"><text:s text:c="4"/>cout&lt;&lt;"Ingrese un numero: "&lt;&lt;endl;</text:p>
      <text:p text:style-name="Standard"><text:s text:c="4"/>int n1;</text:p>
      <text:p text:style-name="Standard"><text:s text:c="4"/>cin&gt;&gt;n1;</text:p>
      <text:p text:style-name="Standard"><text:s text:c="4"/>cout&lt;&lt;"El numero ingresado fué: "&lt;&lt;n1&lt;&lt; endl;</text:p>
      <text:p text:style-name="Standard"><text:s text:c="4"/></text:p>
      <text:p text:style-name="Standard"><text:s text:c="4"/>cout&lt;&lt;"Ingrese otro numero: "&lt;&lt;endl;</text:p>
      <text:p text:style-name="Standard"><text:s text:c="4"/>int n2;</text:p>
      <text:p text:style-name="Standard"><text:s text:c="4"/>cin&gt;&gt;n2;</text:p>
      <text:p text:style-name="Standard"><text:s text:c="4"/>cout&lt;&lt;"El numero ingresado fué: "&lt;&lt;n2&lt;&lt; endl;</text:p>
      <text:p text:style-name="Standard"><text:s text:c="4"/></text:p>
      <text:p text:style-name="Standard"><text:s text:c="4"/>int resta=(n1-n2);</text:p>
      <text:p text:style-name="Standard"><text:s text:c="4"/></text:p>
      <text:p text:style-name="Standard"><text:s text:c="4"/>cout&lt;&lt;"El resultado de la resta es: "&lt;&lt;resta&lt;&lt; endl;</text:p>
      <text:p text:style-name="Standard"><text:s text:c="4"/></text:p>
      <text:p text:style-name="Standard"><text:s text:c="4"/></text:p>
      <text:p text:style-name="Standard"><text:s text:c="4"/>}else if(x=="c"){</text:p>
      <text:p text:style-name="Standard"><text:s text:c="8"/></text:p>
      <text:p text:style-name="Standard"><text:s text:c="4"/>cout&lt;&lt;"Ingrese un numero: "&lt;&lt;endl;</text:p>
      <text:p text:style-name="Standard"><text:s text:c="4"/>int n1;</text:p>
      <text:p text:style-name="Standard"><text:s text:c="4"/>cin&gt;&gt;n1;</text:p>
      <text:p text:style-name="Standard"><text:soft-page-break/><text:s text:c="4"/>cout&lt;&lt;"El numero ingresado fué: "&lt;&lt;n1&lt;&lt; endl;</text:p>
      <text:p text:style-name="Standard"><text:s text:c="4"/></text:p>
      <text:p text:style-name="Standard"><text:s text:c="4"/>cout&lt;&lt;"Ingrese otro numero: "&lt;&lt;endl;</text:p>
      <text:p text:style-name="Standard"><text:s text:c="4"/>int n2;</text:p>
      <text:p text:style-name="Standard"><text:s text:c="4"/>cin&gt;&gt;n2;</text:p>
      <text:p text:style-name="Standard"><text:s text:c="4"/>cout&lt;&lt;"El numero ingresado fué: "&lt;&lt;n2&lt;&lt; endl;</text:p>
      <text:p text:style-name="Standard"><text:s text:c="4"/></text:p>
      <text:p text:style-name="Standard"><text:s text:c="4"/>int division=(n1/n2);</text:p>
      <text:p text:style-name="Standard"><text:s text:c="4"/></text:p>
      <text:p text:style-name="Standard"><text:s text:c="4"/>cout&lt;&lt;"El resultado de la division es: "&lt;&lt;division&lt;&lt; endl;</text:p>
      <text:p text:style-name="Standard"><text:s text:c="4"/></text:p>
      <text:p text:style-name="Standard"><text:s text:c="4"/></text:p>
      <text:p text:style-name="Standard"><text:s text:c="4"/>}else if(x=="d"){</text:p>
      <text:p text:style-name="Standard"><text:s text:c="8"/></text:p>
      <text:p text:style-name="Standard"><text:s text:c="4"/>cout&lt;&lt;"Ingrese un numero: "&lt;&lt;endl;</text:p>
      <text:p text:style-name="Standard"><text:s text:c="4"/>int n1;</text:p>
      <text:p text:style-name="Standard"><text:s text:c="4"/>cin&gt;&gt;n1;</text:p>
      <text:p text:style-name="Standard"><text:s text:c="4"/>cout&lt;&lt;"El numero ingresado fué: "&lt;&lt;n1&lt;&lt; endl;</text:p>
      <text:p text:style-name="Standard"><text:s text:c="4"/></text:p>
      <text:p text:style-name="Standard"><text:s text:c="4"/>cout&lt;&lt;"Ingrese otro numero: "&lt;&lt;endl;</text:p>
      <text:p text:style-name="Standard"><text:s text:c="4"/>int n2;</text:p>
      <text:p text:style-name="Standard"><text:s text:c="4"/>cin&gt;&gt;n2;</text:p>
      <text:p text:style-name="Standard"><text:s text:c="4"/>cout&lt;&lt;"El numero ingresado fué: "&lt;&lt;n2&lt;&lt; endl;</text:p>
      <text:p text:style-name="Standard"><text:s text:c="4"/></text:p>
      <text:p text:style-name="Standard"><text:s text:c="4"/>int multiplicacion=(n1*n2);</text:p>
      <text:p text:style-name="Standard"><text:s text:c="4"/></text:p>
      <text:p text:style-name="Standard"><text:s text:c="4"/>cout&lt;&lt;"El resultado de la multiplicacion es: "&lt;&lt;multiplicacion&lt;&lt; endl;</text:p>
      <text:p text:style-name="Standard"><text:s text:c="4"/></text:p>
      <text:p text:style-name="Standard"><text:s text:c="4"/>}</text:p>
      <text:p text:style-name="Standard"/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1:17:57.440403735</meta:creation-date>
    <dc:date>2022-03-22T11:18:15.198644495</dc:date>
    <meta:editing-duration>PT18S</meta:editing-duration>
    <meta:editing-cycles>1</meta:editing-cycles>
    <meta:document-statistic meta:table-count="0" meta:image-count="0" meta:object-count="0" meta:page-count="2" meta:paragraph-count="79" meta:word-count="189" meta:character-count="1648" meta:non-whitespace-character-count="1205"/>
    <meta:generator>LibreOffice/6.4.7.2$Linux_X86_64 LibreOffice_project/40$Build-2</meta:generator>
  </office:meta>
</office:document-meta>
</file>